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style:font-name="Arial" fo:font-size="18pt" fo:language="es" fo:country="ES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66cc" style:font-name="Arial" fo:font-size="18pt" fo:language="es" fo:country="ES" style:font-size-asian="18pt" style:font-size-complex="18pt"/>
    </style:style>
    <style:style style:name="P3" style:family="paragraph" style:parent-style-name="Standard">
      <style:text-properties fo:color="#0066cc" style:font-name="Arial" fo:font-size="18pt" fo:language="es" fo:country="ES" style:text-underline-style="solid" style:text-underline-width="auto" style:text-underline-color="font-color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0066cc" style:font-name="Arial" fo:font-size="18pt" fo:language="es" fo:country="ES" style:text-underline-style="solid" style:text-underline-width="auto" style:text-underline-color="font-color" style:font-size-asian="18pt" style:font-size-complex="18pt"/>
    </style:style>
    <style:style style:name="P5" style:family="paragraph" style:parent-style-name="Standard">
      <style:text-properties fo:color="#0066cc" style:font-name="Arial1" fo:font-size="18pt" fo:language="es" fo:country="ES" style:font-size-asian="18pt" style:font-size-complex="18pt"/>
    </style:style>
    <style:style style:name="P6" style:family="paragraph" style:parent-style-name="Standard">
      <style:text-properties fo:color="#c9211e" style:font-name="Arial" fo:font-size="24pt" fo:language="es" fo:country="ES" style:font-size-asian="24pt" style:font-size-complex="24pt"/>
    </style:style>
    <style:style style:name="P7" style:family="paragraph" style:parent-style-name="Table_20_Contents">
      <style:text-properties fo:color="#0066cc" style:font-name="Arial" fo:font-size="18pt" fo:language="es" fo:country="ES" style:font-size-asian="18pt" style:font-size-complex="18pt"/>
    </style:style>
    <style:style style:name="P8" style:family="paragraph" style:parent-style-name="Table_20_Contents">
      <style:paragraph-properties fo:text-align="center" style:justify-single-word="false"/>
      <style:text-properties fo:color="#0066cc" style:font-name="Arial" fo:font-size="18pt" fo:language="es" fo:country="ES" style:font-size-asian="18pt" style:font-size-complex="18pt"/>
    </style:style>
    <style:style style:name="P9" style:family="paragraph" style:parent-style-name="Standard" style:list-style-name="L1">
      <style:text-properties fo:color="#0066cc" style:font-name="Arial" fo:font-size="18pt" fo:language="es" fo:country="ES" style:font-size-asian="18pt" style:font-size-complex="18pt"/>
    </style:style>
    <style:style style:name="P10" style:family="paragraph" style:parent-style-name="Standard" style:list-style-name="L2">
      <style:text-properties fo:color="#0066cc" style:font-name="Arial" fo:font-size="18pt" fo:language="es" fo:country="ES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color="#0066cc" style:font-name="Arial" fo:font-size="18pt" fo:language="es" fo:country="ES" style:font-size-asian="18pt" style:font-size-complex="18pt"/>
    </style:style>
    <style:style style:name="P12" style:family="paragraph" style:parent-style-name="Standard" style:list-style-name="L3">
      <style:paragraph-properties fo:text-align="start" style:justify-single-word="false"/>
      <style:text-properties fo:color="#0066cc" style:font-name="Arial" fo:font-size="18pt" fo:language="es" fo:country="ES" style:font-size-asian="18pt" style:font-size-complex="18pt"/>
    </style:style>
    <style:style style:name="P13" style:family="paragraph" style:parent-style-name="Standard" style:list-style-name="L4">
      <style:paragraph-properties fo:text-align="start" style:justify-single-word="false"/>
      <style:text-properties fo:color="#0066cc" style:font-name="Arial" fo:font-size="18pt" fo:language="es" fo:country="ES" style:font-size-asian="18pt" style:font-size-complex="18pt"/>
    </style:style>
    <style:style style:name="P14" style:family="paragraph" style:parent-style-name="Standard" style:list-style-name="L5">
      <style:paragraph-properties fo:text-align="start" style:justify-single-word="false"/>
      <style:text-properties fo:color="#0066cc" style:font-name="Arial" fo:font-size="18pt" fo:language="es" fo:country="ES" style:font-size-asian="18pt" style:font-size-complex="18pt"/>
    </style:style>
    <style:style style:name="P15" style:family="paragraph" style:parent-style-name="Standard" style:list-style-name="L6">
      <style:paragraph-properties fo:text-align="start" style:justify-single-word="false"/>
      <style:text-properties fo:color="#0066cc" style:font-name="Arial" fo:font-size="18pt" fo:language="es" fo:country="ES" style:font-size-asian="18pt" style:font-size-complex="18pt"/>
    </style:style>
    <style:style style:name="P16" style:family="paragraph" style:parent-style-name="Standard" style:list-style-name="L7">
      <style:paragraph-properties fo:text-align="start" style:justify-single-word="false"/>
      <style:text-properties fo:color="#0066cc" style:font-name="Arial" fo:font-size="18pt" fo:language="es" fo:country="ES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1"/>
    </style:style>
    <style:style style:name="T3" style:family="text">
      <style:text-properties style:font-name="Arial1" style:text-underline-style="solid" style:text-underline-width="auto" style:text-underline-color="font-color"/>
    </style:style>
    <style:style style:name="T4" style:family="text">
      <style:text-properties fo:color="#c9211e" style:text-underline-style="solid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y es miércoles, nueve de septiembre de dos mil viente<text:span text:style-name="T5"> </text:span></text:p>
      <text:p text:style-name="P1"><text:span text:style-name="T1">Estamos a nueve de septiembre de dos mil veinte</text:span>.</text:p>
      <text:p text:style-name="P1"/>
      <text:p text:style-name="P1"><text:span text:style-name="T2">¡ </text:span>Hola !</text:p>
      <text:p text:style-name="P1"/>
      <text:p text:style-name="P1"><text:span text:style-name="T4">Me llamo</text:span> DORIAN</text:p>
      <text:p text:style-name="P1">TENGO QUINCE ANOS</text:p>
      <text:p text:style-name="P1"/>
      <text:p text:style-name="P1">Hola</text:p>
      <text:p text:style-name="P1"/>
      <text:p text:style-name="P1">Nac<text:span text:style-name="T2">í</text:span> el dieciocho de abril dos mil cinco</text:p>
      <text:p text:style-name="P1"/>
      <text:p text:style-name="P1">vivo en una pequeña del norte de Francia</text:p>
      <text:p text:style-name="P1"><text:tab/> un pueblo <text:s text:c="4"/>al norte de Francia</text:p>
      <text:p text:style-name="P1"/>
      <text:p text:style-name="P1">mi numero de móvil es el <text:s/>y mi correo electrónico es ,,,,@,,,,,,,</text:p>
      <text:p text:style-name="P1"/>
      <text:p text:style-name="P1"><text:span text:style-name="T1">estudio</text:span> en el colegio Demailly</text:p>
      <text:p text:style-name="P1"><text:tab/> <text:s text:c="4"/>el colegio jean Demailly y mi profe de espa<text:span text:style-name="T2">ñ</text:span>ol</text:p>
      <text:p text:style-name="P1"/>
      <text:p text:style-name="P1">es la se<text:span text:style-name="T2">ñ</text:span>ora ( Sra ) FLORES</text:p>
      <text:p text:style-name="P5"/>
      <text:p text:style-name="P1">hoy es lunes catorce de septiembre de dos mil veinte</text:p>
      <text:p text:style-name="P1"/>
      <text:p text:style-name="P6">I) <text:span text:style-name="T3">¡</text:span><text:span text:style-name="T1"> ojo !</text:span></text:p>
      <text:p text:style-name="P1">A) <text:span text:style-name="T1">le présent de l'indicatif</text:span> </text:p>
      <text:p text:style-name="P1"><text:s text:c="4"/>1) <text:span text:style-name="T1">verbes réguliers</text:span></text:p>
      <text:p text:style-name="P1"><text:s text:c="4"/><text:span text:style-name="T1">Repaso</text:span><text:span text:style-name="T5"> </text:span>: il y a 3 groupes de verbes en espagnol</text:p>
      <text:list xml:id="list932535206772791645" text:style-name="L1">
        <text:list-item>
          <text:list>
            <text:list-item>
              <text:list>
                <text:list-item>
                  <text:list>
                    <text:list-header>
                      <text:p text:style-name="P9">(-AR,-ER,-IR)</text:p>
                    </text:list-header>
                  </text:list>
                </text:list-item>
              </text:list>
            </text:list-item>
          </text:list>
        </text:list-item>
      </text:list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7">HABLAR</text:p>
          </table:table-cell>
          <table:table-cell table:style-name="Tableau1.A1" office:value-type="string">
            <text:p text:style-name="P7">APRENDER</text:p>
          </table:table-cell>
          <table:table-cell table:style-name="Tableau1.C1" office:value-type="string">
            <text:p text:style-name="P7">VIVIR</text:p>
          </table:table-cell>
        </table:table-row>
        <table:table-row>
          <table:table-cell table:style-name="Tableau1.A2" office:value-type="string">
            <text:p text:style-name="P7">Hablo</text:p>
          </table:table-cell>
          <table:table-cell table:style-name="Tableau1.A2" office:value-type="string">
            <text:p text:style-name="P7">Aprendo</text:p>
          </table:table-cell>
          <table:table-cell table:style-name="Tableau1.C2" office:value-type="string">
            <text:p text:style-name="P7">Vivo</text:p>
          </table:table-cell>
        </table:table-row>
        <table:table-row>
          <table:table-cell table:style-name="Tableau1.A2" office:value-type="string">
            <text:p text:style-name="P7">Hablas</text:p>
          </table:table-cell>
          <table:table-cell table:style-name="Tableau1.A2" office:value-type="string">
            <text:p text:style-name="P7">Aprendes</text:p>
          </table:table-cell>
          <table:table-cell table:style-name="Tableau1.C2" office:value-type="string">
            <text:p text:style-name="P7">Vives</text:p>
          </table:table-cell>
        </table:table-row>
        <text:soft-page-break/>
        <table:table-row>
          <table:table-cell table:style-name="Tableau1.A2" office:value-type="string">
            <text:p text:style-name="P7">Habla</text:p>
          </table:table-cell>
          <table:table-cell table:style-name="Tableau1.A2" office:value-type="string">
            <text:p text:style-name="P7">Aprende</text:p>
          </table:table-cell>
          <table:table-cell table:style-name="Tableau1.C2" office:value-type="string">
            <text:p text:style-name="P7">Vive</text:p>
          </table:table-cell>
        </table:table-row>
        <table:table-row>
          <table:table-cell table:style-name="Tableau1.A2" office:value-type="string">
            <text:p text:style-name="P7">Hablamos</text:p>
          </table:table-cell>
          <table:table-cell table:style-name="Tableau1.A2" office:value-type="string">
            <text:p text:style-name="P7">Aprendemos</text:p>
          </table:table-cell>
          <table:table-cell table:style-name="Tableau1.C2" office:value-type="string">
            <text:p text:style-name="P7">Vivimos</text:p>
          </table:table-cell>
        </table:table-row>
        <table:table-row>
          <table:table-cell table:style-name="Tableau1.A2" office:value-type="string">
            <text:p text:style-name="P7">Habláis</text:p>
          </table:table-cell>
          <table:table-cell table:style-name="Tableau1.A2" office:value-type="string">
            <text:p text:style-name="P7">Aprendéis</text:p>
          </table:table-cell>
          <table:table-cell table:style-name="Tableau1.C2" office:value-type="string">
            <text:p text:style-name="P7">Vivís</text:p>
          </table:table-cell>
        </table:table-row>
        <table:table-row>
          <table:table-cell table:style-name="Tableau1.A2" office:value-type="string">
            <text:p text:style-name="P7">Hablan</text:p>
          </table:table-cell>
          <table:table-cell table:style-name="Tableau1.A2" office:value-type="string">
            <text:p text:style-name="P7">Aprenden</text:p>
          </table:table-cell>
          <table:table-cell table:style-name="Tableau1.C2" office:value-type="string">
            <text:p text:style-name="P7">Viven</text:p>
          </table:table-cell>
        </table:table-row>
      </table:table>
      <text:p text:style-name="P1"/>
      <text:p text:style-name="P1"/>
      <text:p text:style-name="P3">Hoy es martes quince de septiembre de dos mil veinte</text:p>
      <text:p text:style-name="P3"/>
      <text:p text:style-name="P1"><text:span text:style-name="T5">2) </text:span>verbos en – go</text:p>
      <text:list xml:id="list4196225199875874806" text:style-name="L2">
        <text:list-header>
          <text:p text:style-name="P10"/>
        </text:list-header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Ex : TENER</text:p>
          </table:table-cell>
          <table:table-cell table:style-name="Tableau2.B1" office:value-type="string">
            <text:p text:style-name="P8">HACER</text:p>
          </table:table-cell>
        </table:table-row>
        <table:table-row>
          <table:table-cell table:style-name="Tableau2.A2" office:value-type="string">
            <text:p text:style-name="P7">TENGO</text:p>
          </table:table-cell>
          <table:table-cell table:style-name="Tableau2.B2" office:value-type="string">
            <text:p text:style-name="P7">HAGO</text:p>
          </table:table-cell>
        </table:table-row>
        <table:table-row>
          <table:table-cell table:style-name="Tableau2.A2" office:value-type="string">
            <text:p text:style-name="P7">TENES</text:p>
          </table:table-cell>
          <table:table-cell table:style-name="Tableau2.B2" office:value-type="string">
            <text:p text:style-name="P7">HACES</text:p>
          </table:table-cell>
        </table:table-row>
        <table:table-row>
          <table:table-cell table:style-name="Tableau2.A2" office:value-type="string">
            <text:p text:style-name="P7">TIENE</text:p>
          </table:table-cell>
          <table:table-cell table:style-name="Tableau2.B2" office:value-type="string">
            <text:p text:style-name="P7">HACE</text:p>
          </table:table-cell>
        </table:table-row>
        <table:table-row>
          <table:table-cell table:style-name="Tableau2.A2" office:value-type="string">
            <text:p text:style-name="P7">TENEMOS</text:p>
          </table:table-cell>
          <table:table-cell table:style-name="Tableau2.B2" office:value-type="string">
            <text:p text:style-name="P7">HACEMOS</text:p>
          </table:table-cell>
        </table:table-row>
        <table:table-row>
          <table:table-cell table:style-name="Tableau2.A2" office:value-type="string">
            <text:p text:style-name="P7">TENÉIS</text:p>
          </table:table-cell>
          <table:table-cell table:style-name="Tableau2.B2" office:value-type="string">
            <text:p text:style-name="P7">HACÉIS</text:p>
          </table:table-cell>
        </table:table-row>
        <table:table-row>
          <table:table-cell table:style-name="Tableau2.A2" office:value-type="string">
            <text:p text:style-name="P7">TIENEN</text:p>
          </table:table-cell>
          <table:table-cell table:style-name="Tableau2.B2" office:value-type="string">
            <text:p text:style-name="P7">HACEN</text:p>
          </table:table-cell>
        </table:table-row>
      </table:table>
      <text:p text:style-name="P1"/>
      <text:p text:style-name="P1">Ex : Verbes irrégulier.</text:p>
      <text:p text:style-name="P1"/>
      <text:p text:style-name="P1">Ex : SER (repaso)</text:p>
      <text:p text:style-name="P1"><text:tab/>Soy</text:p>
      <text:p text:style-name="P1"><text:tab/>Eres</text:p>
      <text:p text:style-name="P1"><text:tab/>Es</text:p>
      <text:p text:style-name="P1"><text:tab/>Somos</text:p>
      <text:p text:style-name="P1"><text:tab/>Sois</text:p>
      <text:p text:style-name="P1"><text:tab/>Son</text:p>
      <text:p text:style-name="P1"/>
      <text:p text:style-name="P1"/>
      <text:p text:style-name="P1">LLAMARSE au présent de l'indicatif</text:p>
      <text:p text:style-name="P1"/>
      <text:p text:style-name="P1"/>
      <text:p text:style-name="P1"><text:soft-page-break/>hoy es martes tres de noviembre de dos mil veinte</text:p>
      <text:p text:style-name="P1"/>
      <text:p text:style-name="P1">Se trata de un dibujo humoristico del dibujante espanol que se llama Rioja Se titula la expulsion del paraiso y fue publicado en la revista Jueves</text:p>
      <text:p text:style-name="P1"/>
      <text:p text:style-name="P1">hoy es miércoles cuatro de noviembre de dos mil veinte</text:p>
      <text:p text:style-name="P1"/>
      <text:p text:style-name="P1">la escena pasa / tiene lugar en una playa, en verano</text:p>
      <text:p text:style-name="P1"/>
      <text:p text:style-name="P1">hace calor, hace sol, no hay nubes, el cielo est<text:span text:style-name="T2">á</text:span> despejado</text:p>
      <text:p text:style-name="P1">y la fecha del calendario es el treinta de agosto.</text:p>
      <text:p text:style-name="P1"/>
      <text:p text:style-name="P1">Los protagonistas son cuatro : un <text:span text:style-name="T2">á</text:span>ngel y une familia de turistas, un padre, una madre y su hijo.</text:p>
      <text:p text:style-name="P1"/>
      <text:p text:style-name="P1">Hoy es lunes nueve de noviembre de dos mil veinte</text:p>
      <text:p text:style-name="P1"/>
      <text:p text:style-name="P1">Vemos que<text:tab/><text:tab/>el angle tiene en la mano una </text:p>
      <text:p text:style-name="P1">Notamos <text:s/>que <text:tab/></text:p>
      <text:p text:style-name="P1"/>
      <text:p text:style-name="P1">espade de de fuego y expulsa a los turistas que se van corriendo</text:p>
      <text:p text:style-name="P1"><text:tab/>llorando</text:p>
      <text:p text:style-name="P1"><text:tab/>llavando sus malatas y sus cosas.</text:p>
      <text:p text:style-name="P1"/>
      <text:p text:style-name="P1">el padre se lleva una sombrrilla, la madre su radio y el nino un cubito y une pala</text:p>
      <text:p text:style-name="P1"/>
      <text:p text:style-name="P2">Hoy es lunes dieciséis de noviembre de dos mil veinte</text:p>
      <text:p text:style-name="P1"/>
      <text:p text:style-name="P1">El angel les expulsa anennazandoles pero tambien</text:p>
      <text:p text:style-name="P1">ensenandoles la fecha del calendario</text:p>
      <text:p text:style-name="P1">Les expulsa porque se acaban las vacaciones.</text:p>
      <text:p text:style-name="P1"/>
      <text:p text:style-name="P1"><text:soft-page-break/></text:p>
      <text:p text:style-name="P1"/>
      <text:p text:style-name="P1">Los turistas estan tristes porque vuelven a casa</text:p>
      <text:p text:style-name="P1"><text:tab/><text:tab/><text:tab/><text:tab/><text:tab/><text:tab/><text:tab/> <text:s text:c="2"/>tienen que volver a casa</text:p>
      <text:p text:style-name="P1"><text:tab/><text:tab/><text:tab/><text:tab/><text:tab/><text:tab/><text:tab/> <text:s text:c="2"/>vuelven of infierno</text:p>
      <text:p text:style-name="P1"/>
      <text:p text:style-name="P1">El nino tiene que volver a clase.</text:p>
      <text:p text:style-name="P1">Los turistas tiene que volver a trabajar</text:p>
      <text:p text:style-name="P1"/>
      <text:p text:style-name="P1">hoy es lunes </text:p>
      <text:p text:style-name="P1"/>
      <text:p text:style-name="P1">Es un dibujo de Rioje. Fue publicado en Jueves Se titula</text:p>
      <text:p text:style-name="P1">La explusion del paraiso</text:p>
      <text:p text:style-name="P1"/>
      <text:p text:style-name="P1">Los protagonistas son un angel y una familia(un padre,una madre y un nino)</text:p>
      <text:p text:style-name="P1"/>
      <text:p text:style-name="P2">La escena tiene lugar en una playa.</text:p>
      <text:p text:style-name="P2"/>
      <text:p text:style-name="P2">La escena tiene lugar en treinta de agosto porque hace sol, hace calor, no y nubes y los turistas llevan pantalones cortos </text:p>
      <text:p text:style-name="P2">los turistas se van coriendo/llorando/llorando/llevando sus maletas</text:p>
      <text:p text:style-name="P2"/>
      <text:p text:style-name="P2">los turistas tienen miedo porque el angel les expulsa con una espasado de fuego.</text:p>
      <text:p text:style-name="P2"/>
      <text:p text:style-name="P2">Les exlsa porque las vacaciones</text:p>
      <text:p text:style-name="P2"/>
      <text:p text:style-name="P2">Los turistas estan tristes porque tienen que volver a casa</text:p>
      <text:p text:style-name="P2"/>
      <text:p text:style-name="P2">el nino tiene que volver a clase.</text:p>
      <text:p text:style-name="P2"/>
      <text:p text:style-name="P2"/>
      <text:p text:style-name="P2"><text:soft-page-break/></text:p>
      <text:p text:style-name="P2">Cuando tenemos vacaciones, vamos a la playa.</text:p>
      <text:p text:style-name="P2">Cuando has vacacionnes se acaban tenelos que volver a casa</text:p>
      <text:p text:style-name="P2"/>
      <text:p text:style-name="P2">El nino se va llorando porque vuelve a casa</text:p>
      <text:p text:style-name="P2"/>
      <text:p text:style-name="P2"><text:tab/><text:tab/>SER<text:tab/><text:tab/><text:tab/><text:tab/><text:tab/><text:tab/>TENER</text:p>
      <text:p text:style-name="P2">Soy<text:tab/><text:tab/><text:tab/><text:tab/><text:tab/><text:tab/><text:tab/>Tengo</text:p>
      <text:p text:style-name="P2">Eres<text:tab/><text:tab/><text:tab/><text:tab/><text:tab/><text:tab/>Tiengo</text:p>
      <text:p text:style-name="P2">Es<text:tab/><text:tab/><text:tab/><text:tab/><text:tab/><text:tab/><text:tab/>Tiene</text:p>
      <text:p text:style-name="P2">Somos<text:tab/><text:tab/><text:tab/><text:tab/><text:tab/><text:tab/>Tenemos</text:p>
      <text:p text:style-name="P2">Sois<text:tab/><text:tab/><text:tab/><text:tab/><text:tab/><text:tab/><text:tab/>Tenéis</text:p>
      <text:p text:style-name="P2">Son<text:tab/><text:tab/><text:tab/><text:tab/><text:tab/><text:tab/><text:tab/>Tenen</text:p>
      <text:p text:style-name="P2"/>
      <text:p text:style-name="P2">El angel los expulsa amenazandole con una espada de fuego “Los turistas se van corriendo”</text:p>
      <text:p text:style-name="P2"/>
      <text:p text:style-name="P2">Le participe présnet est invariable.</text:p>
      <text:p text:style-name="P2"/>
      <text:p text:style-name="P2">Hoy es martes veintcuatro de noviembre de dos mil veinte</text:p>
      <text:p text:style-name="P2"/>
      <text:p text:style-name="P2">B/ la preposition a</text:p>
      <text:p text:style-name="P2">On emploire obligatoirement la préposition a quand le COD</text:p>
      <text:p text:style-name="P2">est une personne déterminéer, un animal famililer ou une chose personnifiée </text:p>
      <text:p text:style-name="P2"><text:tab/><text:tab/><text:tab/>”El angel amenaza a los turistas”</text:p>
      <text:p text:style-name="P2"/>
      <text:p text:style-name="P2">C/IR au présent de l'indicatif.</text:p>
      <text:p text:style-name="P2"><text:tab/>Voy</text:p>
      <text:p text:style-name="P2"><text:tab/>Vas</text:p>
      <text:p text:style-name="P2"><text:tab/>Va</text:p>
      <text:p text:style-name="P2"><text:tab/>Vamos</text:p>
      <text:p text:style-name="P2"><text:tab/>Vais</text:p>
      <text:p text:style-name="P2"><text:tab/>Van</text:p>
      <text:p text:style-name="P2"><text:soft-page-break/></text:p>
      <text:p text:style-name="P2">D/ TENER QUE + infinitif = DEVOIR(obligation)</text:p>
      <text:p text:style-name="P2"><text:tab/>“Los Auristas tienen que volver a casa”</text:p>
      <text:p text:style-name="P2"/>
      <text:list xml:id="list8490900184313575557" text:style-name="L3">
        <text:list-item>
          <text:p text:style-name="P12">las cuatro est</text:p>
        </text:list-item>
      </text:list>
      <text:p text:style-name="P2"/>
      <text:p text:style-name="P2"/>
      <text:p text:style-name="P2">Hoy es martes uno de diciembre de dos mil veinte</text:p>
      <text:list xml:id="list8088444191084130927" text:style-name="L4">
        <text:list-item>
          <text:p text:style-name="P13">les adjectifs mossessifs(placés avant le nom) : mon, ma mes, …,mos, votre...</text:p>
        </text:list-item>
      </text:list>
      <text:p text:style-name="P2"/>
      <text:p text:style-name="P2">mi: mon, ma, mes</text:p>
      <text:p text:style-name="P2">tu: ton, ta, tes</text:p>
      <text:p text:style-name="P2">su: son, sa, ses</text:p>
      <text:p text:style-name="P2">nuestro(a, os, as): notre - nos</text:p>
      <text:p text:style-name="P2">vuestro(a, os,as): votre - vos</text:p>
      <text:p text:style-name="P2">su(s): leur, leurs.</text:p>
      <text:p text:style-name="P2"/>
      <text:list xml:id="list561843092027758784" text:style-name="L5">
        <text:list-item>
          <text:p text:style-name="P14">les adj possesifs(après le nom): à moi... à nous... à elles...</text:p>
        </text:list-item>
      </text:list>
      <text:p text:style-name="P2"/>
      <text:p text:style-name="P2">mio(a, os, as) : à moi</text:p>
      <text:p text:style-name="P2">tuyo(a, os, as) : à toi</text:p>
      <text:p text:style-name="P2">suyo(a, os, as) : a lui, à elle, à vous.</text:p>
      <text:p text:style-name="P2">nuestro(a, os, as) : à nous</text:p>
      <text:p text:style-name="P2">vuestro(a, os, as) : à vous</text:p>
      <text:p text:style-name="P2">suyo(a, os, as) : eux, à elles, à vou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4949998163183744375" text:style-name="L6">
        <text:list-header>
          <text:p text:style-name="P15"/>
          <text:p text:style-name="P15"><text:soft-page-break/>3)les pronoms possessifs(le mien..., le nôtre..., la vôtre... la leur...)</text:p>
        </text:list-header>
      </text:list>
      <text:p text:style-name="P2"/>
      <text:p text:style-name="P2">el mio (lo mio, la mia, los mios, las mias)</text:p>
      <text:p text:style-name="P2">el tuyo(la tuya, los tuyos, las tuyas)</text:p>
      <text:p text:style-name="P2">el suyo(la suya, los suyos...)</text:p>
      <text:p text:style-name="P2">el nuestro(...): le nôtre, la nôtre, les nôtres.</text:p>
      <text:p text:style-name="P2">el nuestro(...) le vôtre...</text:p>
      <text:p text:style-name="P2">el suyo, la suya(...) le leur, la leur, les leurs.</text:p>
      <text:p text:style-name="P2"/>
      <text:p text:style-name="P4">Han terminado las vacaciones.</text:p>
      <text:p text:style-name="P2"/>
      <text:p text:style-name="P2">el documento es un fragmento de el blog que se titula de mis vacaciones</text:p>
      <text:p text:style-name="P2"/>
      <text:p text:style-name="P2">Hoy es lunes siete de dieciembre de dos mil veinte.</text:p>
      <text:p text:style-name="P2"/>
      <text:p text:style-name="P2">En este documento, un joven bloguero que se llama Diego</text:p>
      <text:p text:style-name="P2">publica donde ha pasado y lo que ha hecho durante</text:p>
      <text:p text:style-name="P2">sus vasaciones de verano, en agosto.</text:p>
      <text:p text:style-name="P2">Escribe en este fragmento(articulo) que ha ido a Andalucia(al sur de Espana) y que he pasado vacaciones estupendas</text:p>
      <text:p text:style-name="P2"/>
      <text:p text:style-name="P2">Hoy es Martes ocho diciembre de dos mil veinte</text:p>
      <text:p text:style-name="P2"/>
      <text:p text:style-name="P2">Explica que ha hecho un cursillo de equitacion y que ha celebtado su cu cumpleamos con sus amigos(han hecho una fiesta fiesta genial)</text:p>
      <text:p text:style-name="P2"/>
      <text:p text:style-name="P2">Notamos que(vemos que, nos enteramos (de) que) publica</text:p>
      <text:p text:style-name="P2">su articulo el diecisiete de septiembre de dos mil catorce</text:p>
      <text:p text:style-name="P2"/>
      <text:p text:style-name="P2"/>
      <text:p text:style-name="P2"/>
      <text:list xml:id="list4296817451730885177" text:style-name="L7">
        <text:list-item>
          <text:p text:style-name="P16"><text:soft-page-break/>Ya no esta de vacacions</text:p>
        </text:list-item>
        <text:list-item>
          <text:p text:style-name="P16">Ha vuelto al instituto (a clase)</text:p>
        </text:list-item>
        <text:list-item>
          <text:p text:style-name="P16">han terminado(acabado) las vacacions.</text:p>
        </text:list-item>
        <text:list-item>
          <text:p text:style-name="P16">Han empezado las clases.</text:p>
        </text:list-item>
      </text:list>
      <text:p text:style-name="P2"/>
      <text:p text:style-name="P2">Dice que han removado las aulas(las clases) pero</text:p>
      <text:p text:style-name="P2">esta todavia can sus amigos.</text:p>
      <text:p text:style-name="P2">I Que significa...?</text:p>
      <text:p text:style-name="P2">un blog = un blog</text:p>
      <text:p text:style-name="P2">un bloguero = un blogueur</text:p>
      <text:p text:style-name="P2">un fragmento = un extrait</text:p>
      <text:p text:style-name="P2">un articulo = un article</text:p>
      <text:p text:style-name="P2">un periodice = un journal.</text:p>
      <text:p text:style-name="P2">Relatar: relater, reaconter au passé</text:p>
      <text:p text:style-name="P2">lo que = ce que</text:p>
      <text:p text:style-name="P2"/>
      <text:p text:style-name="P2">vomos que: nous voyons que</text:p>
      <text:p text:style-name="P2">notamos que: nous notons que</text:p>
      <text:p text:style-name="P2">nos enteramos(de) que: nous nous rendons compte 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ylvie MEIINDL</meta:initial-creator>
    <meta:creation-date>2020-09-22T10:34:35.21</meta:creation-date>
    <dc:date>2020-12-08T10:59:39.93</dc:date>
    <meta:editing-duration>PT7H26M43S</meta:editing-duration>
    <meta:editing-cycles>233</meta:editing-cycles>
    <meta:generator>OpenOffice/4.1.7$Win32 OpenOffice.org_project/417m1$Build-9800</meta:generator>
    <meta:document-statistic meta:table-count="2" meta:image-count="0" meta:object-count="0" meta:page-count="8" meta:paragraph-count="176" meta:word-count="1008" meta:character-count="5530"/>
  </office:meta>
</office:document-meta>
</file>